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fad3" officeooo:paragraph-rsid="0003fad3"/>
    </style:style>
    <style:style style:name="P2" style:family="paragraph" style:parent-style-name="Standard">
      <style:text-properties officeooo:rsid="0006f615" officeooo:paragraph-rsid="0006f615"/>
    </style:style>
    <style:style style:name="P3" style:family="paragraph" style:parent-style-name="Standard">
      <style:text-properties officeooo:rsid="00088865" officeooo:paragraph-rsid="00088865"/>
    </style:style>
    <style:style style:name="P4" style:family="paragraph" style:parent-style-name="Standard">
      <style:text-properties officeooo:paragraph-rsid="0003fad3"/>
    </style:style>
    <style:style style:name="P5" style:family="paragraph" style:parent-style-name="Standard">
      <style:text-properties officeooo:paragraph-rsid="0015ae20"/>
    </style:style>
    <style:style style:name="P6" style:family="paragraph" style:parent-style-name="Standard">
      <style:text-properties officeooo:paragraph-rsid="0016908a"/>
    </style:style>
    <style:style style:name="P7" style:family="paragraph" style:parent-style-name="Standard">
      <style:text-properties fo:font-size="14pt" fo:font-weight="normal" officeooo:paragraph-rsid="0003fad3" style:font-size-asian="14pt" style:font-weight-asian="normal" style:font-size-complex="14pt" style:font-weight-complex="normal"/>
    </style:style>
    <style:style style:name="T1" style:family="text">
      <style:text-properties officeooo:rsid="000539e5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b1206"/>
    </style:style>
    <style:style style:name="T5" style:family="text">
      <style:text-properties officeooo:rsid="00130d36"/>
    </style:style>
    <style:style style:name="T6" style:family="text">
      <style:text-properties officeooo:rsid="0003fad3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41ce1" style:font-size-asian="14pt" style:font-weight-asian="normal" style:font-size-complex="14pt" style:font-weight-complex="normal"/>
    </style:style>
    <style:style style:name="T9" style:family="text">
      <style:text-properties officeooo:rsid="00141ce1"/>
    </style:style>
    <style:style style:name="T10" style:family="text">
      <style:text-properties officeooo:rsid="0015ae20"/>
    </style:style>
    <style:style style:name="T11" style:family="text">
      <style:text-properties officeooo:rsid="00169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Перечень материалов:</text:p>
      <text:p text:style-name="P1"/>
      <text:p text:style-name="P4"><text:span text:style-name="T6">1. Профиль из нержавеющей стали 40х20 — 16,2 п.м. </text:span>Труба нержавеющая 40х20х1.5 мм 797 руб. / м <text:a xlink:type="simple" xlink:href="https://st-man.ru/catalog/nerzhaveyka/truba_nerzhaveyushchaya/truba_pryamougolnaya_nerzhaveyushchaya_aisi_304/truba_nerzhaveyushchaya_40kh20kh1_5_mm_aisi_304_matovaya.html" text:style-name="Internet_20_link" text:visited-style-name="Visited_20_Internet_20_Link">https://st-man.ru/catalog/nerzhaveyka/truba_nerzhaveyushchaya/truba_pryamougolnaya_nerzhaveyushchaya_aisi_304/truba_nerzhaveyushchaya_40kh20kh1_5_mm_aisi_304_matovaya.html</text:a></text:p>
      <text:p text:style-name="P4"/>
      <text:p text:style-name="P1"/>
      <text:p text:style-name="P1"/>
      <text:p text:style-name="P4"><text:span text:style-name="T6">2. ППУ панель <text:s/>25мм — 7 м2 - </text:span>Артикул: PPU25RALZN<text:span text:style-name="T7">Сэндвич панель ППУ 25х1250х2500 мм полиэстр RAL/цинк 9008.32р </text:span><text:span text:style-name="T8">(27024,97)</text:span><text:span text:style-name="T7"> </text:span><text:a xlink:type="simple" xlink:href="https://www.ventmodern.ru/katalog/sendvich-paneli/tolschina-25mm/sendvich-panel-ppu-25h1250h2500-mm-ral-cink" text:style-name="Internet_20_link" text:visited-style-name="Visited_20_Internet_20_Link"><text:span text:style-name="T7">https://www.ventmodern.ru/katalog/sendvich-paneli/tolschina-25mm/sendvich-panel-ppu-25h1250h2500-mm-ral-cink</text:span></text:a><text:span text:style-name="T7"> </text:span></text:p>
      <text:p text:style-name="P7"/>
      <text:p text:style-name="P1"/>
      <text:p text:style-name="P4"><text:span text:style-name="T6">3. Профиль окантовочный 25мм — 14,7 </text:span><text:span text:style-name="T1">п.м. </text:span>Профиль П-образный пластиковый окантовочный 25мм - цена 45 руб. <text:span text:style-name="T9">(661) </text:span><text:a xlink:type="simple" xlink:href="https://ryazan.stroyportal.ru/catalog/section-sendvich-paneli-3162/profil-pobraznyy-plastikovyy-okantovochnyy-25mm-688843994/" text:style-name="Internet_20_link" text:visited-style-name="Visited_20_Internet_20_Link"><text:span text:style-name="T9">https://ryazan.stroyportal.ru/catalog/section-sendvich-paneli-3162/profil-pobraznyy-plastikovyy-okantovochnyy-25mm-688843994/</text:span></text:a></text:p>
      <text:p text:style-name="P1"/>
      <text:p text:style-name="P6"><text:span text:style-name="T6">4. Уголок нерж. 20Х20 — 20 п.м. </text:span><text:span text:style-name="T9">(</text:span>Уголок нержавеющий 20х20х1.5 483 руб. / м <text:span text:style-name="T11">)</text:span></text:p>
      <text:p text:style-name="P6"><text:a xlink:type="simple" xlink:href="https://st-man.ru/catalog/nerzhaveyka/nerzhaveyushchiy_metalloprokat/ugolok_nerzhaveyushchiy/ugolok_nerzhaveyushchiy_20kh20kh1_5_mm_shlifovannyy.html" text:style-name="Internet_20_link" text:visited-style-name="Visited_20_Internet_20_Link">https://st-man.ru/catalog/nerzhaveyka/nerzhaveyushchiy_metalloprokat/ugolok_nerzhaveyushchiy/ugolok_nerzhaveyushchiy_20kh20kh1_5_mm_shlifovannyy.html</text:a></text:p>
      <text:p text:style-name="P6"/>
      <text:p text:style-name="P1">5. Уголок п-образный нерж — 4 м.п.</text:p>
      <text:p text:style-name="P5"><text:span text:style-name="T6">6. Полоса нерж. 80Х2 — 4,5 м.п. </text:span><text:span text:style-name="T10">(</text:span>Полоса нержавейка 80х5 - 1845 руб. / м<text:span text:style-name="T10">) </text:span><text:a xlink:type="simple" xlink:href="https://st-man.ru/catalog/nerzhaveyka/nerzhaveyushchiy_metalloprokat/polosa_nerzhaveyushchaya/polosa_nerzhaveyka_80kh5_aisi_304_matovaya.html" text:style-name="Internet_20_link" text:visited-style-name="Visited_20_Internet_20_Link"><text:span text:style-name="T10">https://st-man.ru/catalog/nerzhaveyka/nerzhaveyushchiy_metalloprokat/polosa_nerzhaveyushchaya/polosa_nerzhaveyka_80kh5_aisi_304_matovaya.html</text:span></text:a></text:p>
      <text:p text:style-name="P5"/>
      <text:p text:style-name="P3">7. Петли дверные — <text:span text:style-name="T5">4</text:span> шт.</text:p>
      <text:p text:style-name="P3">8. ТЭН <text:span text:style-name="T2">U-</text:span><text:span text:style-name="T3">образный </text:span><text:span text:style-name="T4">1кВт </text:span><text:span text:style-name="T3">— 12 шт.</text:span>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5T10:45:51.407000000</dc:date>
    <meta:editing-duration>PT3H35M23S</meta:editing-duration>
    <meta:editing-cycles>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0" meta:word-count="101" meta:character-count="1279" meta:non-whitespace-character-count="1178"/>
  </office:meta>
</office:document-meta>
</file>